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4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8.465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4" style:font-size-asian="10pt" style:font-name-complex="Arial4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0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4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09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4" style:font-size-asian="10pt" style:font-name-complex="Arial4" style:font-size-complex="10pt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3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24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5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 fo:margin-left="0cm"/>
      <style:text-properties style:font-name="Arial2" fo:font-size="10pt" style:font-name-asian="Arial2" style:font-size-asian="10pt" style:font-name-complex="Arial2" style:font-size-complex="10pt"/>
    </style:style>
    <style:style style:name="ce136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3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38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 fo:margin-left="0cm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 fo:margin-left="0cm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00"/>
          <table:table-cell table:style-name="ce111"/>
          <table:table-cell table:style-name="ce100"/>
          <table:table-cell table:style-name="ce120"/>
          <table:table-cell table:style-name="ce123"/>
          <table:table-cell table:style-name="ce19"/>
          <table:table-cell table:style-name="ce135"/>
          <table:table-cell table:style-name="ce141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Caja" calcext:value-type="string">
            <text:p><text:s/>Caja </text:p>
          </table:table-cell>
          <table:table-cell table:style-name="ce26"/>
          <table:table-cell table:style-name="ce101"/>
          <table:table-cell table:style-name="ce113"/>
          <table:table-cell table:style-name="ce102"/>
          <table:table-cell table:style-name="ce121" table:formula="of:=[.D10]+[.E10]-[.F10]" office:value-type="float" office:value="0" calcext:value-type="float">
            <text:p>0</text:p>
          </table:table-cell>
          <table:table-cell table:style-name="ce10"/>
          <table:table-cell table:style-name="ce80" office:value-type="string" office:string-value="Caja" calcext:value-type="string">
            <text:p><text:s/>Caja </text:p>
          </table:table-cell>
          <table:table-cell table:style-name="ce136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1.01.01" calcext:value-type="string">
            <text:p><text:s/>1.1.01.01.01 </text:p>
          </table:table-cell>
          <table:table-cell table:style-name="ce81" office:value-type="string" office:string-value="Caja Chica" calcext:value-type="string">
            <text:p><text:s/>Caja Chica </text:p>
          </table:table-cell>
          <table:table-cell table:style-name="ce26"/>
          <table:table-cell table:style-name="ce101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21" table:formula="of:=[.D11]+[.E11]-[.F11]" office:value-type="float" office:value="0" calcext:value-type="float">
            <text:p>0</text:p>
          </table:table-cell>
          <table:table-cell table:style-name="ce10" office:value-type="string" office:string-value="1.1.01.01.01" calcext:value-type="string">
            <text:p><text:s/>1.1.01.01.01 </text:p>
          </table:table-cell>
          <table:table-cell table:style-name="ce81" office:value-type="string" office:string-value="Caja Chica" calcext:value-type="string">
            <text:p><text:s/>Caja Chica </text:p>
          </table:table-cell>
          <table:table-cell table:style-name="ce136" office:value-type="float" office:value="0" calcext:value-type="float">
            <text:p>0</text:p>
          </table:table-cell>
          <table:table-cell table:style-name="ce142" table:formula="of:=+[.G11]-[.J1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/>
          <table:table-cell table:style-name="ce26"/>
          <table:table-cell table:style-name="ce101"/>
          <table:table-cell table:style-name="ce113"/>
          <table:table-cell table:style-name="ce102"/>
          <table:table-cell table:style-name="ce121"/>
          <table:table-cell table:style-name="ce10"/>
          <table:table-cell table:style-name="ce80"/>
          <table:table-cell table:style-name="ce136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Bancos" calcext:value-type="string">
            <text:p><text:s/>Bancos </text:p>
          </table:table-cell>
          <table:table-cell table:style-name="ce34"/>
          <table:table-cell table:style-name="ce102"/>
          <table:table-cell table:style-name="ce113"/>
          <table:table-cell table:style-name="ce102"/>
          <table:table-cell table:style-name="ce121"/>
          <table:table-cell table:style-name="ce10"/>
          <table:table-cell table:style-name="ce80" office:value-type="string" office:string-value="Bancos" calcext:value-type="string">
            <text:p><text:s/>Bancos </text:p>
          </table:table-cell>
          <table:table-cell table:style-name="ce137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2.01.01" calcext:value-type="string">
            <text:p><text:s/>1.1.02.01.01 </text:p>
          </table:table-cell>
          <table:table-cell table:style-name="ce31" office:value-type="string" office:string-value="Banco del Pichincha Cta. Cte. 3131409604" calcext:value-type="string">
            <text:p><text:s/>Banco del Pichincha Cta. Cte. 3131409604 </text:p>
          </table:table-cell>
          <table:table-cell table:style-name="ce34"/>
          <table:table-cell table:style-name="ce102" office:value-type="float" office:value="23122.64" calcext:value-type="float">
            <text:p>23,123</text:p>
          </table:table-cell>
          <table:table-cell table:style-name="ce113"/>
          <table:table-cell table:style-name="ce102"/>
          <table:table-cell table:style-name="ce121" table:formula="of:=[.D14]+[.E14]-[.F14]" office:value-type="float" office:value="23122.64" calcext:value-type="float">
            <text:p>23,123</text:p>
          </table:table-cell>
          <table:table-cell table:style-name="ce10" office:value-type="string" office:string-value="1.1.02.01.01" calcext:value-type="string">
            <text:p><text:s/>1.1.02.01.01 </text:p>
          </table:table-cell>
          <table:table-cell table:style-name="ce31" office:value-type="string" office:string-value="Banco del Pichincha Cta. Cte. 3131409604" calcext:value-type="string">
            <text:p><text:s/>Banco del Pichincha Cta. Cte. 3131409604 </text:p>
          </table:table-cell>
          <table:table-cell table:style-name="ce137" office:value-type="float" office:value="15287.11" calcext:value-type="float">
            <text:p>15,287</text:p>
          </table:table-cell>
          <table:table-cell table:style-name="ce142" table:formula="of:=+[.G14]-[.J14]" office:value-type="float" office:value="7835.53" calcext:value-type="float">
            <text:p>7,83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2.01.02" calcext:value-type="string">
            <text:p><text:s/>1.1.02.01.02 </text:p>
          </table:table-cell>
          <table:table-cell table:style-name="ce31" office:value-type="string" office:string-value="Banco Guayaquil Cta Cte #00267834-9" calcext:value-type="string">
            <text:p><text:s/>Banco Guayaquil Cta Cte #00267834-9 </text:p>
          </table:table-cell>
          <table:table-cell table:style-name="ce34"/>
          <table:table-cell table:style-name="ce102" office:value-type="float" office:value="35175.79" calcext:value-type="float">
            <text:p>35,176</text:p>
          </table:table-cell>
          <table:table-cell table:style-name="ce113"/>
          <table:table-cell table:style-name="ce102"/>
          <table:table-cell table:style-name="ce121" table:formula="of:=[.D15]+[.E15]-[.F15]" office:value-type="float" office:value="35175.79" calcext:value-type="float">
            <text:p>35,176</text:p>
          </table:table-cell>
          <table:table-cell table:style-name="ce10" office:value-type="string" office:string-value="1.1.02.01.02" calcext:value-type="string">
            <text:p><text:s/>1.1.02.01.02 </text:p>
          </table:table-cell>
          <table:table-cell table:style-name="ce31" office:value-type="string" office:string-value="Banco Guayaquil Cta Cte #00267834-9" calcext:value-type="string">
            <text:p><text:s/>Banco Guayaquil Cta Cte #00267834-9 </text:p>
          </table:table-cell>
          <table:table-cell table:style-name="ce137" office:value-type="float" office:value="13072.77" calcext:value-type="float">
            <text:p>13,073</text:p>
          </table:table-cell>
          <table:table-cell table:style-name="ce142" table:formula="of:=+[.G15]-[.J15]" office:value-type="float" office:value="22103.02" calcext:value-type="float">
            <text:p>22,10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2.01.03" calcext:value-type="string">
            <text:p><text:s/>1.1.02.01.03 </text:p>
          </table:table-cell>
          <table:table-cell table:style-name="ce31" office:value-type="string" office:string-value="Banco del Pacifico Cta. Cte. # 0554910-8" calcext:value-type="string">
            <text:p><text:s/>Banco del Pacifico Cta. Cte. # 0554910-8 </text:p>
          </table:table-cell>
          <table:table-cell table:style-name="ce34"/>
          <table:table-cell table:style-name="ce102" office:value-type="float" office:value="96361.47" calcext:value-type="float">
            <text:p>96,361</text:p>
          </table:table-cell>
          <table:table-cell table:style-name="ce113"/>
          <table:table-cell table:style-name="ce102"/>
          <table:table-cell table:style-name="ce121" table:formula="of:=[.D16]+[.E16]-[.F16]" office:value-type="float" office:value="96361.47" calcext:value-type="float">
            <text:p>96,361</text:p>
          </table:table-cell>
          <table:table-cell table:style-name="ce10" office:value-type="string" office:string-value="1.1.02.01.03" calcext:value-type="string">
            <text:p><text:s/>1.1.02.01.03 </text:p>
          </table:table-cell>
          <table:table-cell table:style-name="ce31" office:value-type="string" office:string-value="Banco del Pacifico Cta. Cte. # 0554910-8" calcext:value-type="string">
            <text:p><text:s/>Banco del Pacifico Cta. Cte. # 0554910-8 </text:p>
          </table:table-cell>
          <table:table-cell table:style-name="ce137" office:value-type="float" office:value="58382.89" calcext:value-type="float">
            <text:p>58,383</text:p>
          </table:table-cell>
          <table:table-cell table:style-name="ce142" table:formula="of:=+[.G16]-[.J16]" office:value-type="float" office:value="37978.58" calcext:value-type="float">
            <text:p>37,97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2.01.04" calcext:value-type="string">
            <text:p><text:s/>1.1.02.01.04 </text:p>
          </table:table-cell>
          <table:table-cell table:style-name="ce31" office:value-type="string" office:string-value="Banco International Cta. Cte. # 140-060210-9" calcext:value-type="string">
            <text:p><text:s/>Banco International Cta. Cte. # 140-060210-9 </text:p>
          </table:table-cell>
          <table:table-cell table:style-name="ce34"/>
          <table:table-cell table:style-name="ce102" office:value-type="float" office:value="764.58" calcext:value-type="float">
            <text:p>765</text:p>
          </table:table-cell>
          <table:table-cell table:style-name="ce113"/>
          <table:table-cell table:style-name="ce102"/>
          <table:table-cell table:style-name="ce121" table:formula="of:=[.D17]+[.E17]-[.F17]" office:value-type="float" office:value="764.58" calcext:value-type="float">
            <text:p>765</text:p>
          </table:table-cell>
          <table:table-cell table:style-name="ce10" office:value-type="string" office:string-value="1.1.02.01.04" calcext:value-type="string">
            <text:p><text:s/>1.1.02.01.04 </text:p>
          </table:table-cell>
          <table:table-cell table:style-name="ce31" office:value-type="string" office:string-value="Banco International Cta. Cte. # 140-060210-9" calcext:value-type="string">
            <text:p><text:s/>Banco International Cta. Cte. # 140-060210-9 </text:p>
          </table:table-cell>
          <table:table-cell table:style-name="ce137" office:value-type="float" office:value="356.12" calcext:value-type="float">
            <text:p>356</text:p>
          </table:table-cell>
          <table:table-cell table:style-name="ce142" table:formula="of:=+[.G17]-[.J17]" office:value-type="float" office:value="408.46" calcext:value-type="float">
            <text:p>40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2.01.05" calcext:value-type="string">
            <text:p><text:s/>1.1.02.01.05 </text:p>
          </table:table-cell>
          <table:table-cell table:style-name="ce31" office:value-type="string" office:string-value="Produbanco Cta. Cte. #02006106151" calcext:value-type="string">
            <text:p><text:s/>Produbanco Cta. Cte. #02006106151 </text:p>
          </table:table-cell>
          <table:table-cell table:style-name="ce34"/>
          <table:table-cell table:style-name="ce102" office:value-type="float" office:value="134604.21" calcext:value-type="float">
            <text:p>134,604</text:p>
          </table:table-cell>
          <table:table-cell table:style-name="ce113"/>
          <table:table-cell table:style-name="ce102"/>
          <table:table-cell table:style-name="ce121" table:formula="of:=[.D18]+[.E18]-[.F18]" office:value-type="float" office:value="134604.21" calcext:value-type="float">
            <text:p>134,604</text:p>
          </table:table-cell>
          <table:table-cell table:style-name="ce10" office:value-type="string" office:string-value="1.1.02.01.05" calcext:value-type="string">
            <text:p><text:s/>1.1.02.01.05 </text:p>
          </table:table-cell>
          <table:table-cell table:style-name="ce31" office:value-type="string" office:string-value="Produbanco Cta. Cte. #02006106151" calcext:value-type="string">
            <text:p><text:s/>Produbanco Cta. Cte. #02006106151 </text:p>
          </table:table-cell>
          <table:table-cell table:style-name="ce137" office:value-type="float" office:value="44429.07" calcext:value-type="float">
            <text:p>44,429</text:p>
          </table:table-cell>
          <table:table-cell table:style-name="ce142" table:formula="of:=+[.G18]-[.J18]" office:value-type="float" office:value="90175.14" calcext:value-type="float">
            <text:p>90,17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2"/>
          <table:table-cell table:style-name="ce113"/>
          <table:table-cell table:style-name="ce102"/>
          <table:table-cell table:style-name="ce121"/>
          <table:table-cell table:style-name="ce10"/>
          <table:table-cell table:style-name="ce31"/>
          <table:table-cell table:style-name="ce137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Tarjetas de Crédito" calcext:value-type="string">
            <text:p><text:s/>Tarjetas de Crédito </text:p>
          </table:table-cell>
          <table:table-cell table:style-name="ce34"/>
          <table:table-cell table:style-name="ce102"/>
          <table:table-cell table:style-name="ce113"/>
          <table:table-cell table:style-name="ce102"/>
          <table:table-cell table:style-name="ce121"/>
          <table:table-cell table:style-name="ce10"/>
          <table:table-cell table:style-name="ce80" office:value-type="string" office:string-value="Tarjetas de Crédito" calcext:value-type="string">
            <text:p><text:s/>Tarjetas de Crédito </text:p>
          </table:table-cell>
          <table:table-cell table:style-name="ce137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2.02.01" calcext:value-type="string">
            <text:p><text:s/>1.1.02.02.01 </text:p>
          </table:table-cell>
          <table:table-cell table:style-name="ce31" office:value-type="string" office:string-value="Visa Mastercard – bco. Pacifico" calcext:value-type="string">
            <text:p><text:s/>Visa Mastercard – bco. Pacifico </text:p>
          </table:table-cell>
          <table:table-cell table:style-name="ce34"/>
          <table:table-cell table:style-name="ce102" office:value-type="float" office:value="-16.05" calcext:value-type="float">
            <text:p>-16</text:p>
          </table:table-cell>
          <table:table-cell table:style-name="ce113"/>
          <table:table-cell table:style-name="ce102"/>
          <table:table-cell table:style-name="ce121" table:formula="of:=[.D21]+[.E21]-[.F21]" office:value-type="float" office:value="-16.05" calcext:value-type="float">
            <text:p>-16</text:p>
          </table:table-cell>
          <table:table-cell table:style-name="ce10" office:value-type="string" office:string-value="1.1.02.02.01" calcext:value-type="string">
            <text:p><text:s/>1.1.02.02.01 </text:p>
          </table:table-cell>
          <table:table-cell table:style-name="ce31" office:value-type="string" office:string-value="Visa Mastercard – bco. Pacifico" calcext:value-type="string">
            <text:p><text:s/>Visa Mastercard – bco. Pacifico </text:p>
          </table:table-cell>
          <table:table-cell table:style-name="ce137" office:value-type="float" office:value="-16.05" calcext:value-type="float">
            <text:p>-16</text:p>
          </table:table-cell>
          <table:table-cell table:style-name="ce142" table:formula="of:=+[.G21]-[.J2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 office:value-type="string" office:string-value="American Express" calcext:value-type="string">
            <text:p><text:s/>American Express </text:p>
          </table:table-cell>
          <table:table-cell table:style-name="ce34"/>
          <table:table-cell table:style-name="ce102"/>
          <table:table-cell table:style-name="ce113"/>
          <table:table-cell table:style-name="ce102"/>
          <table:table-cell table:style-name="ce121" table:formula="of:=[.D22]+[.E22]-[.F22]" office:value-type="float" office:value="0" calcext:value-type="float">
            <text:p>0</text:p>
          </table:table-cell>
          <table:table-cell table:style-name="ce10"/>
          <table:table-cell table:style-name="ce31" office:value-type="string" office:string-value="American Express" calcext:value-type="string">
            <text:p><text:s/>American Express </text:p>
          </table:table-cell>
          <table:table-cell table:style-name="ce137" office:value-type="float" office:value="0" calcext:value-type="float">
            <text:p>0</text:p>
          </table:table-cell>
          <table:table-cell table:style-name="ce142" table:formula="of:=+[.G22]-[.J2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2.02.02" calcext:value-type="string">
            <text:p><text:s/>1.1.02.02.02 </text:p>
          </table:table-cell>
          <table:table-cell table:style-name="ce31" office:value-type="string" office:string-value="Diners Club " calcext:value-type="string">
            <text:p><text:s/>Diners Club <text:s/></text:p>
          </table:table-cell>
          <table:table-cell table:style-name="ce34"/>
          <table:table-cell table:style-name="ce102" office:value-type="float" office:value="2.33" calcext:value-type="float">
            <text:p>2</text:p>
          </table:table-cell>
          <table:table-cell table:style-name="ce113"/>
          <table:table-cell table:style-name="ce102"/>
          <table:table-cell table:style-name="ce121" table:formula="of:=[.D23]+[.E23]-[.F23]" office:value-type="float" office:value="2.33" calcext:value-type="float">
            <text:p>2</text:p>
          </table:table-cell>
          <table:table-cell table:style-name="ce10" office:value-type="string" office:string-value="1.1.02.02.02" calcext:value-type="string">
            <text:p><text:s/>1.1.02.02.02 </text:p>
          </table:table-cell>
          <table:table-cell table:style-name="ce31" office:value-type="string" office:string-value="Diners Club " calcext:value-type="string">
            <text:p><text:s/>Diners Club <text:s/></text:p>
          </table:table-cell>
          <table:table-cell table:style-name="ce137" office:value-type="float" office:value="2.33" calcext:value-type="float">
            <text:p>2</text:p>
          </table:table-cell>
          <table:table-cell table:style-name="ce142" table:formula="of:=+[.G23]-[.J2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 office:value-type="string" office:string-value="Discover" calcext:value-type="string">
            <text:p><text:s/>Discover </text:p>
          </table:table-cell>
          <table:table-cell table:style-name="ce34"/>
          <table:table-cell table:style-name="ce102"/>
          <table:table-cell table:style-name="ce113"/>
          <table:table-cell table:style-name="ce102"/>
          <table:table-cell table:style-name="ce121" table:formula="of:=[.D24]+[.E24]-[.F24]" office:value-type="float" office:value="0" calcext:value-type="float">
            <text:p>0</text:p>
          </table:table-cell>
          <table:table-cell table:style-name="ce10"/>
          <table:table-cell table:style-name="ce31" office:value-type="string" office:string-value="Discover" calcext:value-type="string">
            <text:p><text:s/>Discover </text:p>
          </table:table-cell>
          <table:table-cell table:style-name="ce137" office:value-type="float" office:value="0" calcext:value-type="float">
            <text:p>0</text:p>
          </table:table-cell>
          <table:table-cell table:style-name="ce142" table:formula="of:=+[.G24]-[.J24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3" table:number-columns-repeated="3"/>
          <table:table-cell table:style-name="ce121"/>
          <table:table-cell table:style-name="ce124"/>
          <table:table-cell table:style-name="ce40"/>
          <table:table-cell table:style-name="ce138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4" table:formula="of:=SUM([.D9:.D25])" office:value-type="float" office:value="290014.97" calcext:value-type="float">
            <text:p>290,015</text:p>
          </table:table-cell>
          <table:table-cell table:style-name="ce104" table:formula="of:=SUM([.E9:.E25])" office:value-type="float" office:value="0" calcext:value-type="float">
            <text:p>0</text:p>
          </table:table-cell>
          <table:table-cell table:style-name="ce104" table:formula="of:=SUM([.F9:.F25])" office:value-type="float" office:value="0" calcext:value-type="float">
            <text:p>0</text:p>
          </table:table-cell>
          <table:table-cell table:style-name="ce104" table:formula="of:=SUM([.G9:.G25])" office:value-type="float" office:value="290014.97" calcext:value-type="float">
            <text:p>290,015</text:p>
          </table:table-cell>
          <table:table-cell table:style-name="ce41" table:number-columns-repeated="2"/>
          <table:table-cell table:style-name="ce104" table:formula="of:=SUM([.J9:.J25])" office:value-type="float" office:value="131514.24" calcext:value-type="float">
            <text:p>131,514</text:p>
          </table:table-cell>
          <table:table-cell table:style-name="ce145" table:formula="of:=SUM([.K9:.K25])" office:value-type="float" office:value="158500.73" calcext:value-type="float">
            <text:p>158,501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Caja</text:p>
          </table:table-cell>
          <table:table-cell table:style-name="ce57"/>
          <table:table-cell table:style-name="ce108" table:formula="of:=SUM([.G10:.G12])" office:value-type="float" office:value="0" calcext:value-type="float">
            <text:p>0</text:p>
          </table:table-cell>
          <table:table-cell table:style-name="ce108" table:formula="of:=SUM([.J10:.J12])" office:value-type="float" office:value="0" calcext:value-type="float">
            <text:p>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Inversiones a Corto Plazo </text:p>
          </table:table-cell>
          <table:table-cell table:style-name="ce57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8650" calcext:value-type="float">
            <text:p>8,65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Depósitos en Cuentas Corrientes Locales</text:p>
          </table:table-cell>
          <table:table-cell table:style-name="ce57"/>
          <table:table-cell table:style-name="ce108" table:formula="of:=SUM([.G13:.G25])" office:value-type="float" office:value="290014.97" calcext:value-type="float">
            <text:p>290,015</text:p>
          </table:table-cell>
          <table:table-cell table:style-name="ce108" table:formula="of:=SUM([.J13:.J25])" office:value-type="float" office:value="131514.24" calcext:value-type="float">
            <text:p>131,514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10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4" table:formula="of:=+SUM([.D31:.D34])" office:value-type="float" office:value="290014.97" calcext:value-type="float">
            <text:p>290,015</text:p>
          </table:table-cell>
          <table:table-cell table:style-name="ce104" table:formula="of:=+SUM([.E31:.E34])" office:value-type="float" office:value="140164.24" calcext:value-type="float">
            <text:p>140,164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4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42">
      <number:day/>
      <number:text> de </number:text>
      <number:month number:textual="true"/>
      <number:text> de </number:text>
      <number:year/>
    </number:date-style>
    <number:number-style style:name="N143P0" style:volatile="true">
      <number:number number:decimal-places="0" loext:min-decimal-places="0" number:min-integer-digits="1" number:grouping="true"/>
      <number:text> </number:text>
    </number:number-style>
    <number:number-style style:name="N14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/>
    </number:number-style>
    <number:number-style style:name="N145">
      <style:text-properties fo:color="#ff0000"/>
      <number:number number:decimal-places="0" loext:min-decimal-places="0" number:min-integer-digits="1"/>
      <style:map style:condition="value()&gt;=0" style:apply-style-name="N145P0"/>
    </number:number-style>
    <number:number-style style:name="N146">
      <number:text>$</number:text>
      <number:number number:decimal-places="0" loext:min-decimal-places="0" number:min-integer-digits="1" number:grouping="true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percentage-style style:name="N148">
      <number:number number:decimal-places="3" loext:min-decimal-places="3" number:min-integer-digits="1"/>
      <number:text>%</number:text>
    </number:percentage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date-style style:name="N15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0">
      <number:text-content/>
      <style:map style:condition="value()&lt;=1.79769313486232E+308" style:apply-style-name="N150P0"/>
    </number:text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">
      <number:number number:decimal-places="1" loext:min-decimal-places="1" number:min-integer-digits="1" number:grouping="true"/>
    </number:number-style>
    <number:date-style style:name="N10104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4" number:language="es" number:country="ES">
      <number:text-content/>
      <style:map style:condition="value()&lt;=1.79769313486232E+308" style:apply-style-name="N10104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0:29:14.6981065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13T11:51:28.745096720</dc:date>
    <meta:editing-cycles>7</meta:editing-cycles>
    <meta:editing-duration>PT1H21M12S</meta:editing-duration>
    <meta:document-statistic meta:table-count="1" meta:cell-count="141" meta:object-count="0"/>
  </office:meta>
</office:document-meta>
</file>